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09-16" calcext:value-type="date">
            <text:p>16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0-10" calcext:value-type="date">
            <text:p>10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2-02" calcext:value-type="date">
            <text:p>02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2-04" calcext:value-type="date">
            <text:p>04/02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3-10" calcext:value-type="date">
            <text:p>10/03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5-13" calcext:value-type="date">
            <text:p>13/05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7-09" calcext:value-type="date">
            <text:p>09/07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13]-[.F13]" office:value-type="float" office:value="310" calcext:value-type="float">
            <text:p>31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3])" office:value-type="float" office:value="310" calcext:value-type="float">
            <text:p>31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47.174042642">00:00:00</text:time></text:span><text:span text:style-name="MT2"><text:s/></text:span></text:p>
        </style:region-center>
        <style:region-right>
          <text:p><text:span text:style-name="MT4">Justo Gás e Água Ibiúna Soc. Un.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sto Gás e Água Ibiún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47.1762885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8-01T14:40:47.539705281</dc:date>
    <meta:print-date>2019-12-18T08:56:40.082000000</meta:print-date>
    <dc:language>pt-PT</dc:language>
    <meta:editing-cycles>663</meta:editing-cycles>
    <meta:editing-duration>PT20H55M39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